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roporción de tipos celulares" draw:style-name="gr1" draw:text-style-name="P1" svg:width="15.999cm" svg:height="8.999cm" svg:x="10.674cm" svg:y="4.934cm">
            <draw:object draw:notify-on-update-of-ranges="Sheet1.B1:Sheet1.D1 Sheet1.A2:Sheet1.A2 Sheet1.B2:Sheet1.D2 Sheet1.A3:Sheet1.A3 Sheet1.B3:Sheet1.D3 Sheet1.A4:Sheet1.A4 Sheet1.B4:Sheet1.D4 Sheet1.A5:Sheet1.A5 Sheet1.B5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asal</text:p>
          </table:table-cell>
          <table:table-cell office:value-type="string" calcext:value-type="string">
            <text:p>CoVmod</text:p>
          </table:table-cell>
          <table:table-cell office:value-type="string" calcext:value-type="string">
            <text:p>CoVsev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3779296875" calcext:value-type="float">
            <text:p>0.38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2a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2b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Label</text:p>
          </table:table-cell>
          <table:table-cell office:value-type="float" office:value="0.3720703125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625" calcext:value-type="float">
            <text:p>0.63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 table:number-rows-repeated="5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2"/>
          <table:table-cell table:style-name="ce2" table:number-columns-repeated="4"/>
          <table:table-cell table:style-name="ce3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5">
          <table:table-cell table:number-columns-repeated="6"/>
          <table:table-cell table:style-name="ce1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2"/>
          <table:table-cell table:style-name="ce2" table:number-columns-repeated="4"/>
          <table:table-cell table:style-name="ce3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6"/>
          <table:table-cell table:style-name="ce3"/>
          <table:table-cell/>
        </table:table-row>
        <table:table-row table:style-name="ro1">
          <table:table-cell table:style-name="Default" table:number-columns-repeated="4"/>
          <table:table-cell table:style-name="ce2" table:number-columns-repeated="2"/>
          <table:table-cell table:style-name="ce3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3:35:21.588595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07:54.284673705</meta:creation-date>
    <dc:date>2021-04-21T23:54:32.578269977</dc:date>
    <meta:editing-duration>PT27M9S</meta:editing-duration>
    <meta:editing-cycles>3</meta:editing-cycles>
    <meta:generator>LibreOffice/6.4.6.2$Linux_X86_64 LibreOffice_project/40$Build-2</meta:generator>
    <meta:document-statistic meta:table-count="1" meta:cell-count="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81aca6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Proporción de tipos celulares</text:p>
        </chart:title>
        <chart:legend chart:legend-position="end" svg:x="14.001cm" svg:y="3.454cm" style:legend-expansion="high" chart:style-name="ch3"/>
        <chart:plot-area chart:style-name="ch4" table:cell-range-address="Sheet1.A1:Sheet1.D5" chart:data-source-has-labels="both" svg:x="0.32cm" svg:y="1.275cm" svg:width="13.361cm" svg:height="6.564cm">
          <chartooo:coordinate-region svg:x="1.232cm" svg:y="1.474cm" svg:width="12.449cm" svg:height="5.718cm"/>
          <chart:axis chart:dimension="x" chart:name="primary-x" chart:style-name="ch5" chartooo:axis-type="auto">
            <chartooo:date-scale/>
            <chart:title svg:x="6.056cm" svg:y="8.019cm" chart:style-name="ch6">
              <text:p>Enfermedad</text:p>
            </chart:title>
            <chart:categories table:cell-range-address="Sheet1.B1:Sheet1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D2" chart:label-cell-address="Sheet1.A2:Sheet1.A2" chart:class="chart:bar">
            <chart:data-point chart:repeated="3"/>
          </chart:series>
          <chart:series chart:style-name="ch10" chart:values-cell-range-address="Sheet1.B3:Sheet1.D3" chart:label-cell-address="Sheet1.A3:Sheet1.A3" chart:class="chart:bar">
            <chart:data-point chart:repeated="3"/>
          </chart:series>
          <chart:series chart:style-name="ch11" chart:values-cell-range-address="Sheet1.B4:Sheet1.D4" chart:label-cell-address="Sheet1.A4:Sheet1.A4" chart:class="chart:bar">
            <chart:data-point chart:repeated="3"/>
          </chart:series>
          <chart:series chart:style-name="ch12" chart:values-cell-range-address="Sheet1.B5:Sheet1.D5" chart:label-cell-address="Sheet1.A5:Sheet1.A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al</text:p>
                <draw:g>
                  <svg:desc>Sheet1.B1:Sheet1.D1</svg:desc>
                </draw:g>
              </table:table-cell>
              <table:table-cell office:value-type="string">
                <text:p>CoVmod</text:p>
              </table:table-cell>
              <table:table-cell office:value-type="string">
                <text:p>CoVsev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.A2:Sheet1.A2</svg:desc>
                </draw:g>
              </table:table-cell>
              <table:table-cell office:value-type="float" office:value="0.3779296875">
                <text:p>0.3779296875</text:p>
                <draw:g>
                  <svg:desc>Sheet1.B2:Sheet1.D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2a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D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M2b</text:p>
                <draw:g>
                  <svg:desc>Sheet1.A4:Sheet1.A4</svg:desc>
                </draw:g>
              </table:table-cell>
              <table:table-cell office:value-type="float" office:value="0.25">
                <text:p>0.25</text:p>
                <draw:g>
                  <svg:desc>Sheet1.B4:Sheet1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Label</text:p>
                <draw:g>
                  <svg:desc>Sheet1.A5:Sheet1.A5</svg:desc>
                </draw:g>
              </table:table-cell>
              <table:table-cell office:value-type="float" office:value="0.3720703125">
                <text:p>0.3720703125</text:p>
                <draw:g>
                  <svg:desc>Sheet1.B5:Sheet1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